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9">
            <text:p>29</text:p>
          </table:table-cell>
          <table:table-cell table:style-name="ce118" table:formula="of:=COUNTIF([.L$7:.L$885];[.$J1])" office:value-type="float" office:value="29">
            <text:p>29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TESTVN-5338,TESTVN-5334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TESTVN-5338,TESTVN-5334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338">TESTVN-5338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1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5-08T11:31:14</dc:date>
    <meta:editing-cycles>251</meta:editing-cycles>
    <meta:editing-duration>P3DT18H24M39S</meta:editing-duration>
    <meta:document-statistic meta:table-count="4" meta:cell-count="683" meta:object-count="1"/>
    <meta:user-defined meta:name="Info 1"/>
    <meta:user-defined meta:name="Info 2"/>
    <meta:user-defined meta:name="Info 3"/>
    <meta:user-defined meta:name="Info 4"/>
  </office:meta>
</office:document-meta>
</file>